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310.437530655706" calcext:value-type="float">
            <text:p>310.437530655706</text:p>
          </table:table-cell>
        </table:table-row>
        <table:table-row table:style-name="ro1">
          <table:table-cell office:value-type="float" office:value="306.916046184727" calcext:value-type="float">
            <text:p>306.916046184727</text:p>
          </table:table-cell>
        </table:table-row>
        <table:table-row table:style-name="ro1">
          <table:table-cell office:value-type="float" office:value="311.493486671194" calcext:value-type="float">
            <text:p>311.493486671194</text:p>
          </table:table-cell>
        </table:table-row>
        <table:table-row table:style-name="ro1">
          <table:table-cell office:value-type="float" office:value="314.136454593146" calcext:value-type="float">
            <text:p>314.136454593146</text:p>
          </table:table-cell>
        </table:table-row>
        <table:table-row table:style-name="ro1">
          <table:table-cell office:value-type="float" office:value="316.126564431336" calcext:value-type="float">
            <text:p>316.126564431336</text:p>
          </table:table-cell>
        </table:table-row>
        <table:table-row table:style-name="ro1">
          <table:table-cell office:value-type="float" office:value="313.796371258763" calcext:value-type="float">
            <text:p>313.796371258763</text:p>
          </table:table-cell>
        </table:table-row>
        <table:table-row table:style-name="ro1">
          <table:table-cell office:value-type="float" office:value="314.755419301432" calcext:value-type="float">
            <text:p>314.755419301432</text:p>
          </table:table-cell>
        </table:table-row>
        <table:table-row table:style-name="ro1">
          <table:table-cell office:value-type="float" office:value="313.297930667168" calcext:value-type="float">
            <text:p>313.297930667168</text:p>
          </table:table-cell>
        </table:table-row>
        <table:table-row table:style-name="ro1">
          <table:table-cell office:value-type="float" office:value="311.463410835812" calcext:value-type="float">
            <text:p>311.463410835812</text:p>
          </table:table-cell>
        </table:table-row>
        <table:table-row table:style-name="ro1">
          <table:table-cell office:value-type="float" office:value="312.022215981778" calcext:value-type="float">
            <text:p>312.022215981778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)" office:value-type="float" office:value="312.444543058106" calcext:value-type="float">
            <text:p>312.444543058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9:49:10.847907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8:32.247008002</meta:creation-date>
    <dc:date>2018-05-30T19:51:11.977957654</dc:date>
    <dc:creator>Davide Ancona</dc:creator>
    <meta:editing-duration>PT3M40S</meta:editing-duration>
    <meta:editing-cycles>2</meta:editing-cycles>
    <meta:generator>LibreOffice/5.3.4.2$Linux_X86_64 LibreOffice_project/30$Build-2</meta:generator>
    <meta:document-statistic meta:table-count="1" meta:cell-count="11" meta:object-count="0"/>
  </office:meta>
</office:document-meta>
</file>